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69cm" fo:min-width="3.754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69cm" fo:min-width="3.759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69cm" fo:min-width="3.442cm" style:writing-mode="lr-tb" loext:decorative="false"/>
      <style:paragraph-properties style:writing-mode="lr-tb"/>
    </style:style>
    <style:style style:name="gr4" style:family="graphic" style:parent-style-name="standard">
      <style:graphic-properties draw:marker-start="" draw:textarea-horizontal-align="justify" draw:textarea-vertical-align="middle" draw:auto-grow-height="false" fo:min-height="1.469cm" fo:min-width="3.759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cm" svg:height="1.905cm" draw:transform="skewX (-0.00628318530717959) translate (8.937cm 17.51cm)">
          <text:p text:style-name="P1">Strawberr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45cm" svg:height="1.905cm" svg:x="14.97cm" svg:y="17.51cm">
          <text:p text:style-name="P1">So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128cm" svg:height="1.905cm" svg:x="18.462cm" svg:y="4.175cm">
          <text:p text:style-name="P1">Stimul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45cm" svg:height="1.905cm" svg:x="15.287cm" svg:y="7.667cm">
          <text:p text:style-name="P1">Heat Sour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45cm" svg:height="1.905cm" svg:x="21.637cm" svg:y="7.667cm">
          <text:p text:style-name="P1">Air Flo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45cm" svg:height="1.905cm" svg:x="15.287cm" svg:y="11.16cm">
          <text:p text:style-name="P1">Humid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45cm" svg:height="1.905cm" svg:x="21.637cm" svg:y="11.16cm">
          <text:p text:style-name="P1">PH Leve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45cm" svg:height="1.905cm" svg:x="21.637cm" svg:y="14.335cm">
          <text:p text:style-name="P1">Mois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45cm" svg:height="1.905cm" svg:x="1.952cm" svg:y="7.667cm">
          <text:p text:style-name="P1">PH 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445cm" svg:height="1.905cm" svg:x="8.302cm" svg:y="7.667cm">
          <text:p text:style-name="P1">Temp Sensor</text:p>
          <draw:enhanced-geometry svg:viewBox="0 0 21600 21600" draw:path-stretchpoint-x="10800" draw:path-stretchpoint-y="10800" draw:text-areas="?f3 ?f4 ?f5 ?f6" draw:type="round-rectangle" draw:modifiers="1065.267576075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45cm" svg:height="1.905cm" svg:x="1.952cm" svg:y="10.842cm">
          <text:p text:style-name="P1">Air Flow</text:p>
          <text:p text:style-name="P1"><text:s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45cm" svg:height="1.905cm" svg:x="8.302cm" svg:y="10.842cm">
          <text:p text:style-name="P1">Humidity</text:p>
          <text:p text:style-name="P1"><text:s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445cm" svg:height="1.905cm" svg:x="1.952cm" svg:y="14.017cm">
          <text:p text:style-name="P1">Moisture</text:p>
          <text:p text:style-name="P1"><text:s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128cm" svg:height="1.905cm" svg:x="5.127cm" svg:y="4.175cm">
          <text:p text:style-name="P1">Sens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6:45:33.641975571</meta:creation-date>
    <dc:date>2025-10-15T21:26:28.188905386</dc:date>
    <meta:editing-duration>PT12M8S</meta:editing-duration>
    <meta:editing-cycles>3</meta:editing-cycles>
    <meta:generator>LibreOffice/24.2.7.2$Linux_X86_64 LibreOffice_project/420$Build-2</meta:generator>
    <meta:document-statistic meta:object-count="14"/>
  </office:meta>
</office:document-meta>
</file>